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P2" style:family="paragraph" style:parent-style-name="Foot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2a084" officeooo:paragraph-rsid="0002a084"/>
    </style:style>
    <style:style style:name="P4" style:family="paragraph" style:parent-style-name="Standard">
      <style:text-properties fo:font-size="16pt" fo:font-weight="bold" officeooo:rsid="0002a084" officeooo:paragraph-rsid="0002a08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2a084" officeooo:paragraph-rsid="001bec1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b683" officeooo:paragraph-rsid="001cb68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4f7ac" officeooo:paragraph-rsid="0024f7ac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0a074" officeooo:paragraph-rsid="0020a074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text-properties style:use-window-font-color="true" loext:opacity="0%" style:font-name="Liberation Serif"/>
    </style:style>
    <style:style style:name="P11" style:family="paragraph" style:parent-style-name="Standard" style:list-style-name="L3">
      <style:text-properties style:use-window-font-color="true" loext:opacity="0%" style:font-name="Liberation Serif" fo:font-size="14pt" officeooo:rsid="0026c5a7" officeooo:paragraph-rsid="0026c5a7" style:font-size-asian="14pt" style:font-size-complex="14pt"/>
    </style:style>
    <style:style style:name="P12" style:family="paragraph" style:parent-style-name="Standard" style:list-style-name="L3">
      <style:text-properties style:use-window-font-color="true" loext:opacity="0%" style:font-name="Liberation Serif" fo:font-size="14pt" officeooo:rsid="00270614" officeooo:paragraph-rsid="00270614" style:font-size-asian="14pt" style:font-size-complex="14pt"/>
    </style:style>
    <style:style style:name="P13" style:family="paragraph" style:parent-style-name="Standard" style:list-style-name="L3">
      <style:text-properties style:use-window-font-color="true" loext:opacity="0%" style:font-name="Liberation Serif" fo:font-size="14pt" officeooo:rsid="002b5551" officeooo:paragraph-rsid="002b5551" style:font-size-asian="14pt" style:font-size-complex="14pt"/>
    </style:style>
    <style:style style:name="P14" style:family="paragraph" style:parent-style-name="Standard" style:list-style-name="L3">
      <style:text-properties style:use-window-font-color="true" loext:opacity="0%" style:font-name="Liberation Serif" fo:font-size="14pt" officeooo:paragraph-rsid="002b5551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148dc" officeooo:paragraph-rsid="000148dc" style:font-size-asian="22pt" style:font-weight-asian="bold" style:font-size-complex="22pt" style:font-weight-complex="bold"/>
    </style:style>
    <style:style style:name="P16" style:family="paragraph" style:parent-style-name="Standard">
      <style:text-properties fo:font-size="18pt" fo:font-weight="bold" officeooo:rsid="000148dc" officeooo:paragraph-rsid="000148dc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4pt" officeooo:rsid="000148dc" officeooo:paragraph-rsid="000148dc" style:font-size-asian="14pt" style:font-size-complex="14pt"/>
    </style:style>
    <style:style style:name="P18" style:family="paragraph" style:parent-style-name="Standard">
      <style:text-properties fo:font-size="14pt" officeooo:rsid="0002a084" officeooo:paragraph-rsid="0002a084" style:font-size-asian="14pt" style:font-size-complex="14pt"/>
    </style:style>
    <style:style style:name="P19" style:family="paragraph" style:parent-style-name="Standard">
      <style:text-properties fo:font-size="14pt" officeooo:rsid="0003e603" officeooo:paragraph-rsid="0003e603" style:font-size-asian="14pt" style:font-size-complex="14pt"/>
    </style:style>
    <style:style style:name="P20" style:family="paragraph" style:parent-style-name="Standard">
      <style:text-properties fo:font-size="14pt" officeooo:rsid="0003e603" officeooo:paragraph-rsid="001bec1a" style:font-size-asian="14pt" style:font-size-complex="14pt"/>
    </style:style>
    <style:style style:name="P21" style:family="paragraph" style:parent-style-name="Standard">
      <style:text-properties fo:font-size="14pt" officeooo:rsid="000430c6" officeooo:paragraph-rsid="00081d63" style:font-size-asian="14pt" style:font-size-complex="14pt"/>
    </style:style>
    <style:style style:name="P22" style:family="paragraph" style:parent-style-name="Standard" style:list-style-name="L1">
      <style:text-properties fo:font-size="14pt" officeooo:rsid="00108906" officeooo:paragraph-rsid="00108906" style:font-size-asian="14pt" style:font-size-complex="14pt"/>
    </style:style>
    <style:style style:name="P23" style:family="paragraph" style:parent-style-name="Standard" style:list-style-name="L1">
      <style:text-properties fo:font-size="14pt" officeooo:rsid="000ef434" officeooo:paragraph-rsid="000ef434" style:font-size-asian="14pt" style:font-size-complex="14pt"/>
    </style:style>
    <style:style style:name="P24" style:family="paragraph" style:parent-style-name="Standard" style:list-style-name="L1">
      <style:text-properties fo:font-size="14pt" officeooo:rsid="00127ff8" officeooo:paragraph-rsid="00127ff8" style:font-size-asian="14pt" style:font-size-complex="14pt"/>
    </style:style>
    <style:style style:name="P25" style:family="paragraph" style:parent-style-name="Standard" style:list-style-name="L1">
      <style:text-properties fo:font-size="14pt" officeooo:rsid="0016f2f5" officeooo:paragraph-rsid="0016f2f5" style:font-size-asian="14pt" style:font-size-complex="14pt"/>
    </style:style>
    <style:style style:name="P26" style:family="paragraph" style:parent-style-name="Standard" style:list-style-name="L1">
      <style:text-properties fo:font-size="14pt" officeooo:rsid="0017ea69" officeooo:paragraph-rsid="0017ea69" style:font-size-asian="14pt" style:font-size-complex="14pt"/>
    </style:style>
    <style:style style:name="P27" style:family="paragraph" style:parent-style-name="Standard">
      <style:text-properties fo:font-size="14pt" officeooo:rsid="001bec1a" officeooo:paragraph-rsid="001bec1a" style:font-size-asian="14pt" style:font-size-complex="14pt"/>
    </style:style>
    <style:style style:name="P28" style:family="paragraph" style:parent-style-name="Standard" style:list-style-name="L2">
      <style:text-properties fo:font-size="14pt" officeooo:rsid="001f93b5" officeooo:paragraph-rsid="001f93b5" style:font-size-asian="14pt" style:font-size-complex="14pt"/>
    </style:style>
    <style:style style:name="P29" style:family="paragraph" style:parent-style-name="Standard" style:list-style-name="L2">
      <style:text-properties fo:font-size="14pt" officeooo:rsid="0020a074" officeooo:paragraph-rsid="0020a074" style:font-size-asian="14pt" style:font-size-complex="14pt"/>
    </style:style>
    <style:style style:name="T1" style:family="text">
      <style:text-properties officeooo:rsid="00081d63"/>
    </style:style>
    <style:style style:name="T2" style:family="text">
      <style:text-properties officeooo:rsid="0009b020"/>
    </style:style>
    <style:style style:name="T3" style:family="text">
      <style:text-properties officeooo:rsid="000d2002"/>
    </style:style>
    <style:style style:name="T4" style:family="text">
      <style:text-properties officeooo:rsid="000ef010"/>
    </style:style>
    <style:style style:name="T5" style:family="text">
      <style:text-properties officeooo:rsid="001182cc"/>
    </style:style>
    <style:style style:name="T6" style:family="text">
      <style:text-properties officeooo:rsid="00127ff8"/>
    </style:style>
    <style:style style:name="T7" style:family="text">
      <style:text-properties officeooo:rsid="00145329"/>
    </style:style>
    <style:style style:name="T8" style:family="text">
      <style:text-properties officeooo:rsid="0018f154"/>
    </style:style>
    <style:style style:name="T9" style:family="text">
      <style:text-properties officeooo:rsid="001bec1a"/>
    </style:style>
    <style:style style:name="T10" style:family="text">
      <style:text-properties officeooo:rsid="0020a074"/>
    </style:style>
    <style:style style:name="T11" style:family="text">
      <style:text-properties officeooo:rsid="002292ff"/>
    </style:style>
    <style:style style:name="T12" style:family="text">
      <style:text-properties officeooo:rsid="0024444f"/>
    </style:style>
    <style:style style:name="T13" style:family="text">
      <style:text-properties officeooo:rsid="002b5551"/>
    </style:style>
    <style:style style:name="T14" style:family="text">
      <style:text-properties officeooo:rsid="002ef9e1"/>
    </style:style>
    <style:style style:name="T15" style:family="text">
      <style:text-properties fo:font-variant="normal" fo:text-transform="none" fo:color="#1b1642" loext:opacity="100%" style:font-name="DM Sans" fo:font-size="12pt" fo:letter-spacing="normal" fo:font-style="normal" fo:font-weight="normal"/>
    </style:style>
    <style:style style:name="T16" style:family="text">
      <style:text-properties fo:font-variant="normal" fo:text-transform="none" fo:color="#1b1642" loext:opacity="100%" fo:font-size="12pt" fo:letter-spacing="normal" fo:font-style="normal" fo:font-weight="normal"/>
    </style:style>
    <style:style style:name="T17" style:family="text">
      <style:text-properties fo:font-variant="normal" fo:text-transform="none" fo:font-size="12pt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áctica UD 03: Análisis de usabilidad</text:p>
      <text:p text:style-name="Standard"/>
      <text:p text:style-name="P16">Realice las siguientes tareas:</text:p>
      <text:p text:style-name="P17">En esta práctica se realizará el análisis del prototipo de una aplicación web. Para poder llevar a cabo este análisis se deben preparar dos tests de los vistos en clase, los cuales son el test de los 5 segundos y un test de eye-tracking por IA.</text:p>
      <text:p text:style-name="P17"/>
      <text:p text:style-name="P18">El proceso de la práctica es el siguiente:</text:p>
      <text:p text:style-name="P3"/>
      <text:p text:style-name="P4">1. Establece los objetivos principales</text:p>
      <text:p text:style-name="P19">a. Los objetivo deben ser fácilmente medibles</text:p>
      <text:p text:style-name="Standard"/>
      <text:p text:style-name="P21">Antes de especificar los objetivos principales, haré una pequeña descripción del proyecto. Este proyecto consiste en un portal web orientado en el mundo de la realidad virtual, aumentada y mixta. <text:span text:style-name="T1">El usuario de a pie </text:span><text:span text:style-name="T2">no solo </text:span><text:span text:style-name="T1">podrá consultar </text:span><text:span text:style-name="T2">información sobre que son estas nuevas tecnologías y que usos pueden darle según sus intereses, si no que también podrán comprobar en el catalogo que dispositivos electrónicos (visores VR, </text:span><text:span text:style-name="T3">estaciones de trabajo compatibles con dichas tecnologías, </text:span><text:span text:style-name="T4">etc</text:span><text:span text:style-name="T2">) </text:span><text:span text:style-name="T4">son compatibles con usuario y si se adaptan a su presupuesto.</text:span><text:span text:style-name="T2"> </text:span><text:span text:style-name="T4">Por lo tanto, para cumplir esto, deberemos cumplir una serie de objetivos principales en el margen de la usabilidad:</text:span></text:p>
      <text:list xml:id="list3492333003" text:style-name="L1">
        <text:list-item>
          <text:p text:style-name="P22">Evaluar la facilidad de navegación y accesibilidad del sitio web</text:p>
          <text:list>
            <text:list-item>
              <text:p text:style-name="P22">M<text:span text:style-name="T5">étricas: </text:span><text:span text:style-name="T6">medir el tiempo y esfuerzo requerido por los usuarios para navegar por el sitio y acceder a la información deseada. Podemos usar el test de los 5 segundos para conseguir cumplir este objetivo</text:span></text:p>
            </text:list-item>
          </text:list>
        </text:list-item>
        <text:list-item>
          <text:p text:style-name="P23">Experiencia y sensaciones a la hora de explorar el sitio web</text:p>
          <text:list>
            <text:list-item>
              <text:p text:style-name="P24">Métricas: enfocarse en la calidad de la experiencia de usuario. Usando tests de eye-tracking por IA conseguiremos <text:span text:style-name="T7">analizar la interacción visual del usuario, ayudándonos a entender qué elementos del sitio web captan más la atención.</text:span></text:p>
            </text:list-item>
          </text:list>
        </text:list-item>
        <text:list-item>
          <text:p text:style-name="P25">Evaluar la satisfacción de los usuarios</text:p>
          <text:list>
            <text:list-item>
              <text:p text:style-name="P26">Métric<text:span text:style-name="T8">as: deberemos enfocarnos en cuantificar el nivel de satisfacción general de los usuarios, considerando la facilidad de navegación como la experiencia y sensaciones de acceder al sitio. Para realizar estas mediciones, deberemos plantear un sistema de quejas/sugerencias, basada en una serie de preguntas concretas para que podamos recibir feedback </text:span><text:span text:style-name="T9">por parte de los usuarios</text:span></text:p>
            </text:list-item>
          </text:list>
        </text:list-item>
      </text:list>
      <text:p text:style-name="Standard"/>
      <text:p text:style-name="Standard"/>
      <text:p text:style-name="P5"><text:span text:style-name="T9">2</text:span>. <text:span text:style-name="T9">Redacta un plan de estudio</text:span></text:p>
      <text:p text:style-name="P20">a. <text:span text:style-name="T9">Se deben indicar las herramientas a usar para cada objetivo.</text:span></text:p>
      <text:p text:style-name="P27"><text:soft-page-break/>b. Establece las métricas que indicarán el grado de éxito para cada objetivo</text:p>
      <text:p text:style-name="Standard"/>
      <text:p text:style-name="P6">Test de los 5 segundos</text:p>
      <text:list xml:id="list2072127959" text:style-name="L2">
        <text:list-item>
          <text:p text:style-name="P28">Objetivo a cumplir: Evaluar la facilidad de navegación y accesibilidad del sitio web</text:p>
        </text:list-item>
        <text:list-item>
          <text:p text:style-name="P28">Herramienta<text:span text:style-name="T10">s</text:span> a usar: <text:span text:style-name="T10">We are tester, o UsabilityHub</text:span></text:p>
        </text:list-item>
        <text:list-item>
          <text:p text:style-name="P29">Métricas a cumplir:</text:p>
          <text:list>
            <text:list-item>
              <text:p text:style-name="P29">Tasa de permanencia: <text:span text:style-name="T11">mientras los usuarios permanezcan más tiempo en el sitio, indica que la primera impresión es positiva.</text:span></text:p>
            </text:list-item>
            <text:list-item>
              <text:p text:style-name="P29">Satisfacción del usuarios: <text:span text:style-name="T12">a través de encuestas, podremos cuantificar el grado de satisfacción de los clientes.</text:span></text:p>
            </text:list-item>
            <text:list-item>
              <text:p text:style-name="P29">Bounce rate: <text:span text:style-name="T11">indica que los usuarios están interesados en seguir interactuando con el sitio web.</text:span></text:p>
            </text:list-item>
          </text:list>
        </text:list-item>
      </text:list>
      <text:p text:style-name="P8"/>
      <text:p text:style-name="Standard"/>
      <text:p text:style-name="P7">Eye Tracking usando IA</text:p>
      <text:list xml:id="list4263738937" text:style-name="L3">
        <text:list-item>
          <text:p text:style-name="P11">Objetivo a cumplir: Experiencias y sensaciones a la hora de explorar un sitio web</text:p>
        </text:list-item>
        <text:list-item>
          <text:p text:style-name="P11">Herramientas a usar: Loceye, expoze.io, Tobii Eye Tracker</text:p>
        </text:list-item>
        <text:list-item>
          <text:p text:style-name="P12">Métricas a cumplir:</text:p>
          <text:list>
            <text:list-item>
              <text:p text:style-name="P12">Puntos de Mirad<text:span text:style-name="T13">a: comprobar en que secciones captamos más la atención de los usuarios</text:span></text:p>
            </text:list-item>
            <text:list-item>
              <text:p text:style-name="P13">Movimientos oculares: <text:span text:style-name="T14">analizamos la dirección y la velocidad de la mirada, sacando en claro que elementos son de gran de interés para los usuarios</text:span></text:p>
            </text:list-item>
            <text:list-item>
              <text:p text:style-name="P14"><text:span text:style-name="T13">Tiempo de Contacto Visual: </text:span><text:span text:style-name="T18">Medir cuánto tiempo los usuarios mantienen contacto visual con ciertos elementos del sitio web puede ser indicativo de su importancia percibida.</text:span> </text:p>
            </text:list-item>
          </text:list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4pt" fo:font-weight="bold" officeooo:rsid="000005fb" officeooo:paragraph-rsid="000005f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text:tab/><text:tab/>Tema 3: Análisis de Usabilidad</text:p>
      </style:header>
      <style:footer>
        <text:p text:style-name="MP2">2ºDAW<text:tab/><text:tab/>Daniel Alfonso Rodríguez Santo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21:34:09.951000000</meta:creation-date>
    <dc:date>2024-02-29T01:38:55.621000000</dc:date>
    <meta:editing-duration>PT4H32M31S</meta:editing-duration>
    <meta:editing-cycles>39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32" meta:word-count="565" meta:character-count="3449" meta:non-whitespace-character-count="2931"/>
  </office:meta>
</office:document-meta>
</file>